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02487" officeooo:paragraph-rsid="00102487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officeooo:rsid="00102487" officeooo:paragraph-rsid="00102487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2pt" fo:font-weight="bold" officeooo:rsid="00102487" officeooo:paragraph-rsid="00102487" style:font-size-asian="19.25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OTAÇÕES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8T19:31:11.758000000</meta:creation-date>
    <meta:generator>LibreOffice/7.3.4.2$Windows_X86_64 LibreOffice_project/728fec16bd5f605073805c3c9e7c4212a0120dc5</meta:generator>
    <dc:date>2024-03-15T20:38:31.795000000</dc:date>
    <meta:editing-duration>PT25M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